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0.929cm" fo:min-width="1.777cm" fo:padding-top="0.177cm" fo:padding-bottom="0.177cm" fo:padding-left="0.302cm" fo:padding-right="0.30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.498cm" fo:min-width="3.312cm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draw:fill="none" draw:fill-color="#ffffff" draw:textarea-horizontal-align="justify" draw:textarea-vertical-align="middle" draw:auto-grow-height="false" fo:min-height="0.615cm" fo:min-width="2.339cm"/>
    </style:style>
    <style:style style:name="gr6" style:family="graphic" style:parent-style-name="standard">
      <style:graphic-properties draw:fill="solid" draw:fill-color="#999999" draw:opacity="100%" draw:textarea-horizontal-align="justify" draw:textarea-vertical-align="middle" draw:auto-grow-height="false" fo:min-height="0.688cm" fo:min-width="0.438cm" draw:shadow="hidden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1.881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1.882cm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658cm" fo:min-width="1.185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1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1.033cm" fo:min-width="2.602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1.033cm" fo:min-width="2.601cm"/>
    </style:style>
    <style:style style:name="gr14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3.683cm"/>
    </style:style>
    <style:style style:name="P1" style:family="paragraph">
      <style:paragraph-properties fo:text-align="center"/>
      <style:text-properties fo:font-size="7pt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/>
    </style:style>
    <style:style style:name="P5" style:family="paragraph">
      <loext:graphic-properties draw:fill="solid" draw:fill-color="#999999" draw:opacity="100%"/>
      <style:paragraph-properties fo:text-align="center"/>
      <style:text-properties style:font-name="Verdana" fo:font-size="7pt"/>
    </style:style>
    <style:style style:name="T1" style:family="text">
      <style:text-properties style:font-name="Verdana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381cm" svg:height="1.283cm" svg:x="15.263cm" svg:y="6.416cm">
          <text:p text:style-name="P1"><text:span text:style-name="T1">Ker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381cm" svg:height="1.283cm" svg:x="12.112cm" svg:y="6.416cm">
          <text:p text:style-name="P1"><text:span text:style-name="T1">Ha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493cm" svg:y1="7.058cm" svg:x2="15.263cm" svg:y2="7.057cm" draw:start-shape="id1" draw:start-glue-point="10" draw:end-shape="id2" draw:end-glue-point="3" svg:d="M14493 7058l770-1" svg:viewBox="0 0 771 2">
          <text:p/>
        </draw:connector>
        <draw:custom-shape draw:style-name="gr4" draw:text-style-name="P2" xml:id="id3" draw:id="id3" draw:layer="layout" svg:width="3.918cm" svg:height="1.854cm" svg:x="7.4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318cm" svg:y1="7.06cm" svg:x2="12.112cm" svg:y2="7.058cm" draw:start-shape="id3" draw:start-glue-point="1" draw:end-shape="id1" draw:end-glue-point="6" svg:d="M11318 7060l794-2" svg:viewBox="0 0 795 3">
          <text:p/>
        </draw:connector>
        <draw:custom-shape draw:style-name="gr5" draw:text-style-name="P4" draw:layer="layout" svg:width="2.839cm" svg:height="0.865cm" svg:x="7.902cm" svg:y="6.617cm">
          <text:p text:style-name="P1"><text:span text:style-name="T2">Wash Are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.876cm" svg:height="1.876cm" svg:x="8.433cm" svg:y="8.708cm">
          <text:p text:style-name="P1"><text:span text:style-name="T1">Fully </text:span></text:p>
          <text:p text:style-name="P1"><text:span text:style-name="T1">Cover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9.359cm" svg:y1="7.987cm" svg:x2="9.371cm" svg:y2="8.708cm" draw:start-shape="id3" draw:start-glue-point="2" draw:end-shape="id4" draw:end-glue-point="4" svg:d="M9359 7987l12 721" svg:viewBox="0 0 13 722">
          <text:p/>
        </draw:connector>
        <draw:connector draw:style-name="gr3" draw:text-style-name="P3" draw:layer="layout" draw:type="line" svg:x1="9.371cm" svg:y1="10.584cm" svg:x2="9.406cm" svg:y2="11.249cm" draw:start-shape="id4" draw:start-glue-point="6" draw:end-shape="id5" draw:end-glue-point="0" svg:d="M9371 10584l35 665" svg:viewBox="0 0 36 666">
          <text:p/>
        </draw:connector>
        <draw:custom-shape draw:style-name="gr7" draw:text-style-name="P2" xml:id="id5" draw:id="id5" draw:layer="layout" svg:width="2.381cm" svg:height="1.282cm" svg:x="8.216cm" svg:y="11.249cm">
          <text:p text:style-name="P1"><text:span text:style-name="T1">Roof / S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6" draw:id="id6" draw:layer="layout" svg:width="1.875cm" svg:height="1.875cm" svg:x="18.579cm" svg:y="6.112cm">
          <text:p text:style-name="P1"><text:span text:style-name="T1">Minimum</text:span></text:p>
          <text:p text:style-name="P1"><text:span text:style-name="T1">Height &amp; </text:span></text:p>
          <text:p text:style-name="P1"><text:span text:style-name="T1">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7.644cm" svg:y1="7.057cm" svg:x2="18.579cm" svg:y2="7.05cm" draw:start-shape="id2" draw:start-glue-point="1" draw:end-shape="id6" draw:end-glue-point="5" svg:d="M17644 7057l935-7" svg:viewBox="0 0 936 8">
          <text:p/>
        </draw:connector>
        <draw:custom-shape draw:style-name="gr8" draw:text-style-name="P2" xml:id="id7" draw:id="id7" draw:layer="layout" svg:width="2.382cm" svg:height="1.282cm" svg:x="21.319cm" svg:y="5.551cm">
          <text:p text:style-name="P1"><text:span text:style-name="T1">Width = 75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8" draw:id="id8" draw:layer="layout" svg:width="2.382cm" svg:height="1.282cm" svg:x="21.319cm" svg:y="7.122cm">
          <text:p text:style-name="P1"><text:span text:style-name="T1">Height = 75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0.454cm" svg:y1="7.05cm" svg:x2="21.319cm" svg:y2="6.192cm" draw:start-shape="id6" draw:start-glue-point="7" draw:end-shape="id7" svg:d="M20454 7050l865-858" svg:viewBox="0 0 866 859">
          <text:p/>
        </draw:connector>
        <draw:connector draw:style-name="gr3" draw:text-style-name="P3" draw:layer="layout" draw:type="line" svg:x1="20.454cm" svg:y1="7.05cm" svg:x2="21.319cm" svg:y2="7.763cm" draw:start-shape="id6" draw:start-glue-point="7" draw:end-shape="id8" svg:d="M20454 7050l865 713" svg:viewBox="0 0 866 714">
          <text:p/>
        </draw:connector>
        <draw:custom-shape draw:style-name="gr2" draw:text-style-name="P3" xml:id="id9" draw:id="id9" draw:layer="layout" svg:width="2.381cm" svg:height="1.283cm" svg:x="15.261cm" svg:y="4.453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0" draw:id="id10" draw:layer="layout" svg:width="3.102cm" svg:height="1.282cm" svg:x="14.9cm" svg:y="2.522cm">
          <text:p text:style-name="P1"><text:span text:style-name="T1">ObjectType =</text:span></text:p>
          <text:p text:style-name="P1"><text:span text:style-name="T1">BuildingElement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453cm" svg:y1="6.416cm" svg:x2="16.452cm" svg:y2="5.736cm" draw:start-shape="id2" draw:start-glue-point="0" draw:end-shape="id9" draw:end-glue-point="8" svg:d="M16453 6416l-1-680" svg:viewBox="0 0 2 681">
          <text:p/>
        </draw:connector>
        <draw:connector draw:style-name="gr3" draw:text-style-name="P3" draw:layer="layout" draw:type="line" svg:x1="16.452cm" svg:y1="4.453cm" svg:x2="16.451cm" svg:y2="3.804cm" draw:start-shape="id9" draw:start-glue-point="4" draw:end-shape="id10" draw:end-glue-point="2" svg:d="M16452 4453l-1-649" svg:viewBox="0 0 2 650">
          <text:p/>
        </draw:connector>
        <draw:custom-shape draw:style-name="gr10" draw:text-style-name="P3" xml:id="id11" draw:id="id11" draw:layer="layout" svg:width="2.381cm" svg:height="1.282cm" svg:x="15.262cm" svg:y="8.421cm">
          <text:p text:style-name="P1"><text:span text:style-name="T1">Connect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6.453cm" svg:y1="7.699cm" svg:x2="16.453cm" svg:y2="8.421cm" draw:start-shape="id2" draw:start-glue-point="2" draw:end-shape="id11" draw:end-glue-point="4" svg:d="M16453 7699v722" svg:viewBox="0 0 1 723">
          <text:p/>
        </draw:connector>
        <draw:custom-shape draw:style-name="gr9" draw:text-style-name="P2" xml:id="id12" draw:id="id12" draw:layer="layout" svg:width="3.102cm" svg:height="1.282cm" svg:x="14.9cm" svg:y="10.383cm">
          <text:p text:style-name="P1"><text:span text:style-name="T1">Floor Was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453cm" svg:y1="9.703cm" svg:x2="16.451cm" svg:y2="10.383cm" draw:start-shape="id11" draw:start-glue-point="8" draw:end-shape="id12" draw:end-glue-point="0" svg:d="M16453 9703l-2 680" svg:viewBox="0 0 3 681">
          <text:p/>
        </draw:connector>
        <draw:custom-shape draw:style-name="gr10" draw:text-style-name="P3" xml:id="id13" draw:id="id13" draw:layer="layout" svg:width="2.381cm" svg:height="1.282cm" svg:x="18.794cm" svg:y="10.383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002cm" svg:y1="11.024cm" svg:x2="18.794cm" svg:y2="11.024cm" draw:start-shape="id12" draw:start-glue-point="1" draw:end-shape="id13" draw:end-glue-point="6" svg:d="M18002 11024h792" svg:viewBox="0 0 793 1">
          <text:p/>
        </draw:connector>
        <draw:custom-shape draw:style-name="gr11" draw:text-style-name="P2" xml:id="id14" draw:id="id14" draw:layer="layout" svg:width="3.101cm" svg:height="1.282cm" svg:x="21.824cm" svg:y="10.383cm">
          <text:p text:style-name="P1"><text:span text:style-name="T1">ObjectType =</text:span></text:p>
          <text:p text:style-name="P1"><text:span text:style-name="T1">Waste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1.175cm" svg:y1="11.024cm" svg:x2="21.824cm" svg:y2="11.024cm" draw:start-shape="id13" draw:start-glue-point="10" draw:end-shape="id14" draw:end-glue-point="3" svg:d="M21175 11024h649" svg:viewBox="0 0 650 1">
          <text:p/>
        </draw:connector>
        <draw:custom-shape draw:style-name="gr10" draw:text-style-name="P3" xml:id="id15" draw:id="id15" draw:layer="layout" svg:width="2.381cm" svg:height="1.282cm" svg:x="15.262cm" svg:y="12.388cm">
          <text:p text:style-name="P1"><text:span text:style-name="T1">Connect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6" draw:id="id16" draw:layer="layout" svg:width="3.102cm" svg:height="1.283cm" svg:x="14.9cm" svg:y="14.35cm">
          <text:p text:style-name="P1"><text:span text:style-name="T1">Floor T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453cm" svg:y1="13.67cm" svg:x2="16.451cm" svg:y2="14.35cm" draw:start-shape="id15" draw:start-glue-point="8" draw:end-shape="id16" draw:end-glue-point="0" svg:d="M16453 13670l-2 680" svg:viewBox="0 0 3 681">
          <text:p/>
        </draw:connector>
        <draw:custom-shape draw:style-name="gr2" draw:text-style-name="P3" xml:id="id17" draw:id="id17" draw:layer="layout" svg:width="2.381cm" svg:height="1.283cm" svg:x="18.794cm" svg:y="14.35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002cm" svg:y1="14.991cm" svg:x2="18.794cm" svg:y2="14.992cm" draw:start-shape="id16" draw:start-glue-point="1" draw:end-shape="id17" draw:end-glue-point="6" svg:d="M18002 14991l792 1" svg:viewBox="0 0 793 2">
          <text:p/>
        </draw:connector>
        <draw:custom-shape draw:style-name="gr13" draw:text-style-name="P2" xml:id="id18" draw:id="id18" draw:layer="layout" svg:width="3.101cm" svg:height="1.283cm" svg:x="21.824cm" svg:y="14.35cm">
          <text:p text:style-name="P1"><text:span text:style-name="T1">ObjectType =</text:span></text:p>
          <text:p text:style-name="P1"><text:span text:style-name="T1">Waste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1.175cm" svg:y1="14.992cm" svg:x2="21.824cm" svg:y2="14.991cm" draw:start-shape="id17" draw:start-glue-point="10" draw:end-shape="id18" draw:end-glue-point="3" svg:d="M21175 14992l649-1" svg:viewBox="0 0 650 2">
          <text:p/>
        </draw:connector>
        <draw:connector draw:style-name="gr3" draw:text-style-name="P3" draw:layer="layout" draw:type="line" svg:x1="16.451cm" svg:y1="11.665cm" svg:x2="16.453cm" svg:y2="12.388cm" draw:start-shape="id12" draw:start-glue-point="2" draw:end-shape="id15" draw:end-glue-point="4" svg:d="M16451 11665l2 723" svg:viewBox="0 0 3 724">
          <text:p/>
        </draw:connector>
        <draw:custom-shape draw:style-name="gr2" draw:text-style-name="P3" xml:id="id19" draw:id="id19" draw:layer="layout" svg:width="2.381cm" svg:height="1.283cm" svg:x="15.262cm" svg:y="16.355cm">
          <text:p text:style-name="P1"><text:span text:style-name="T1">Connect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0" draw:id="id20" draw:layer="layout" svg:width="3.102cm" svg:height="1.282cm" svg:x="14.9cm" svg:y="18.318cm">
          <text:p text:style-name="P1"><text:span text:style-name="T1">Inspector 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453cm" svg:y1="17.638cm" svg:x2="16.451cm" svg:y2="18.318cm" draw:start-shape="id19" draw:start-glue-point="8" draw:end-shape="id20" draw:end-glue-point="0" svg:d="M16453 17638l-2 680" svg:viewBox="0 0 3 681">
          <text:p/>
        </draw:connector>
        <draw:custom-shape draw:style-name="gr10" draw:text-style-name="P3" xml:id="id21" draw:id="id21" draw:layer="layout" svg:width="2.381cm" svg:height="1.282cm" svg:x="18.794cm" svg:y="18.318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002cm" svg:y1="18.959cm" svg:x2="18.794cm" svg:y2="18.959cm" draw:start-shape="id20" draw:start-glue-point="1" draw:end-shape="id21" draw:end-glue-point="6" svg:d="M18002 18959h792" svg:viewBox="0 0 793 1">
          <text:p/>
        </draw:connector>
        <draw:custom-shape draw:style-name="gr14" draw:text-style-name="P2" xml:id="id22" draw:id="id22" draw:layer="layout" svg:width="4.183cm" svg:height="1.282cm" svg:x="21.824cm" svg:y="18.318cm">
          <text:p text:style-name="P1"><text:span text:style-name="T1">ObjectType =</text:span></text:p>
          <text:p text:style-name="P1"><text:span text:style-name="T1">DistributionChamber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1.175cm" svg:y1="18.959cm" svg:x2="21.824cm" svg:y2="18.959cm" draw:start-shape="id21" draw:start-glue-point="10" draw:end-shape="id22" draw:end-glue-point="3" svg:d="M21175 18959h649" svg:viewBox="0 0 650 1">
          <text:p/>
        </draw:connector>
        <draw:connector draw:style-name="gr3" draw:text-style-name="P3" draw:layer="layout" draw:type="line" svg:x1="16.451cm" svg:y1="15.633cm" svg:x2="16.453cm" svg:y2="16.355cm" draw:end-shape="id19" draw:end-glue-point="4" svg:d="M16451 15633l2 722" svg:viewBox="0 0 3 7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08-06T15:46:50.952000000</dc:date>
    <meta:editing-duration>PT33M25S</meta:editing-duration>
    <meta:editing-cycles>5</meta:editing-cycles>
    <meta:generator>LibreOffice/6.0.3.2$Windows_X86_64 LibreOffice_project/8f48d515416608e3a835360314dac7e47fd0b821</meta:generator>
    <meta:document-statistic meta:object-count="44"/>
  </office:meta>
</office:document-meta>
</file>